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3cm" draw:fill-color="#3cafe4"/>
    </style:style>
    <style:style style:name="gr2" style:family="graphic" style:parent-style-name="standard">
      <style:graphic-properties draw:stroke="none" svg:stroke-width="0cm" draw:fill-color="#68c0ee"/>
    </style:style>
    <style:style style:name="gr3" style:family="graphic" style:parent-style-name="standard">
      <style:graphic-properties draw:stroke="none" svg:stroke-width="0cm" draw:fill-color="#add6e7"/>
    </style:style>
    <style:style style:name="gr4" style:family="graphic" style:parent-style-name="standard">
      <style:graphic-properties draw:stroke="none" svg:stroke-width="0cm" draw:fill-color="#076086"/>
    </style:style>
    <style:style style:name="gr5" style:family="graphic" style:parent-style-name="standard">
      <style:graphic-properties draw:stroke="none" svg:stroke-width="0cm" draw:fill-color="#1c97cd"/>
    </style:style>
    <style:style style:name="gr6" style:family="graphic" style:parent-style-name="standard">
      <style:graphic-properties draw:stroke="none" svg:stroke-width="0cm" draw:fill-color="#131516"/>
    </style:style>
    <style:style style:name="gr7" style:family="graphic" style:parent-style-name="standard">
      <style:graphic-properties draw:stroke="none" svg:stroke-width="0cm" draw:fill-color="#1f1a17"/>
    </style:style>
    <style:style style:name="gr8" style:family="graphic" style:parent-style-name="standard">
      <style:graphic-properties draw:stroke="none" svg:stroke-width="0cm" draw:fill-color="#ffffff"/>
    </style:style>
  </office:automatic-styles>
  <office:body>
    <office:drawing>
      <draw:page draw:name="page1" draw:style-name="dp1" draw:master-page-name="Default">
        <draw:g>
          <draw:glue-point draw:id="4" svg:x="-3.525cm" svg:y="-5cm"/>
          <draw:glue-point draw:id="5" svg:x="4.575cm" svg:y="-5cm"/>
          <draw:glue-point draw:id="6" svg:x="0.525cm" svg:y="-5cm"/>
          <draw:glue-point draw:id="7" svg:x="-4.565cm" svg:y="5cm"/>
          <draw:glue-point draw:id="8" svg:x="3.555cm" svg:y="5cm"/>
          <draw:glue-point draw:id="9" svg:x="-0.505cm" svg:y="5cm"/>
          <draw:glue-point draw:id="10" svg:x="-5cm" svg:y="-3.17cm"/>
          <draw:glue-point draw:id="11" svg:x="-5cm" svg:y="0.626cm"/>
          <draw:glue-point draw:id="12" svg:x="-5cm" svg:y="3.898cm"/>
          <draw:glue-point draw:id="13" svg:x="5cm" svg:y="3.263cm"/>
          <draw:glue-point draw:id="14" svg:x="5cm" svg:y="-0.589cm"/>
          <draw:glue-point draw:id="15" svg:x="5cm" svg:y="-4.284cm"/>
          <draw:glue-point draw:id="16" svg:x="0.005cm" svg:y="-0.021cm"/>
          <draw:polygon draw:style-name="gr1" draw:layer="layout" svg:width="2.555cm" svg:height="1.935cm" svg:x="0.051cm" svg:y="0.014cm" svg:viewBox="0 0 2556 1936" draw:points="2159,1936 241,1936 249,1916 255,1897 260,1879 265,1861 268,1844 270,1828 272,1812 272,1797 272,1783 270,1770 267,1757 264,1746 259,1734 254,1724 248,1714 241,1705 233,1696 224,1689 215,1682 205,1676 193,1670 181,1666 168,1662 154,1659 140,1655 125,1654 109,1653 91,1652 74,1652 56,1653 37,1655 18,1658 0,334 40,295 78,258 114,224 148,191 163,175 179,161 193,147 208,134 222,121 236,109 249,97 262,86 274,76 286,66 297,57 310,48 321,41 332,34 343,27 353,22 363,16 374,12 385,8 395,5 406,2 416,1 427,0 437,0 2389,0 2395,0 2401,0 2407,1 2414,1 2421,2 2426,3 2433,4 2438,5 2444,7 2450,8 2456,11 2462,12 2468,15 2473,17 2478,20 2484,22 2489,26 2494,29 2499,32 2504,35 2509,39 2514,42 2519,46 2523,49 2528,53 2532,57 2537,62 2541,66 2544,71 2548,76 2552,80 2556,85">
            <text:p/>
          </draw:polygon>
          <draw:polygon draw:style-name="gr2" draw:layer="layout" svg:width="1.917cm" svg:height="0.028cm" svg:x="0.292cm" svg:y="1.936cm" svg:viewBox="0 0 1918 29" draw:points="0,29 1918,29 1918,0 0,0">
            <text:p/>
          </draw:polygon>
          <draw:polygon draw:style-name="gr2" draw:layer="layout" svg:width="0.271cm" svg:height="0.303cm" svg:x="0.066cm" svg:y="1.652cm" svg:viewBox="0 0 272 304" draw:points="3,34 13,32 23,31 32,31 42,29 51,29 59,29 68,29 76,29 85,29 93,29 101,29 108,29 115,31 123,32 130,33 137,35 143,36 150,37 155,39 161,41 167,44 173,46 178,48 182,51 187,53 192,56 196,59 201,62 204,65 209,69 212,73 216,76 218,80 222,84 224,88 227,92 229,97 231,102 234,107 235,112 237,117 239,123 240,128 240,134 241,140 242,146 243,153 243,159 243,167 242,174 242,180 241,188 240,196 239,204 237,211 235,220 234,228 231,238 229,246 227,255 224,264 221,273 217,283 214,293 240,304 244,293 248,283 251,273 254,263 257,254 259,245 262,235 264,226 266,217 267,208 269,200 270,192 271,183 272,175 272,167 272,159 272,152 271,144 270,137 269,130 268,123 267,116 265,110 263,103 260,96 258,90 255,84 252,79 248,73 245,68 241,63 237,57 233,53 228,48 224,44 218,39 214,36 208,32 202,29 196,26 191,22 184,19 178,17 171,14 164,12 157,10 150,8 142,6 135,5 127,4 119,2 111,2 102,1 94,0 85,0 77,0 68,0 58,0 49,0 39,1 30,2 20,2 10,4 0,5">
            <text:p/>
          </draw:polygon>
          <draw:polygon draw:style-name="gr2" draw:layer="layout" svg:width="0.047cm" svg:height="1.323cm" svg:x="0.036cm" svg:y="0.349cm" svg:viewBox="0 0 48 1324" draw:points="0,0 18,1324 48,1322 29,0">
            <text:p/>
          </draw:polygon>
          <draw:polygon draw:style-name="gr3" draw:layer="layout" svg:width="0.448cm" svg:height="0.359cm" svg:x="0.04cm" svg:y="0cm" svg:viewBox="0 0 449 360" draw:points="449,0 443,0 437,0 432,0 426,1 420,2 415,3 409,4 403,5 397,7 392,9 386,11 380,13 375,15 369,17 363,21 358,23 352,26 347,29 341,33 335,36 330,39 324,44 318,48 312,52 306,56 300,60 294,65 288,69 276,80 263,90 250,100 237,113 223,125 209,138 195,151 180,166 164,181 149,195 115,228 79,263 41,300 0,339 20,360 61,320 99,283 135,248 168,217 185,201 199,186 214,172 229,159 243,146 255,134 269,123 282,111 294,101 306,91 312,88 318,82 323,79 329,75 335,71 339,67 345,64 350,61 356,57 361,54 366,52 371,48 375,46 380,44 386,42 391,39 396,38 401,36 406,35 411,33 415,32 420,31 425,30 430,30 434,29 439,29 444,28 449,28">
            <text:p/>
          </draw:polygon>
          <draw:polygon draw:style-name="gr3" draw:layer="layout" svg:width="1.951cm" svg:height="0.028cm" svg:x="0.488cm" svg:y="0cm" svg:viewBox="0 0 1952 29" draw:points="1952,0 0,0 0,29 1952,29">
            <text:p/>
          </draw:polygon>
          <draw:polygon draw:style-name="gr3" draw:layer="layout" svg:width="0.178cm" svg:height="0.108cm" svg:x="2.439cm" svg:y="0cm" svg:viewBox="0 0 179 109" draw:points="179,91 175,86 171,81 167,77 163,72 158,66 154,63 149,57 144,54 139,50 134,46 129,42 124,38 118,35 113,31 107,27 102,25 96,21 90,19 84,17 78,14 71,12 66,9 59,8 53,6 46,4 39,3 33,2 26,1 20,0 12,0 6,0 0,0 0,28 5,28 11,29 17,29 23,30 29,31 35,32 40,33 46,34 52,36 57,37 62,39 68,41 73,43 78,46 84,48 89,50 93,53 98,56 103,59 107,62 112,65 116,68 121,72 125,76 129,79 134,83 138,87 142,91 145,95 149,100 152,104 155,109">
            <text:p/>
          </draw:polygon>
          <draw:polygon draw:style-name="gr4" draw:layer="layout" svg:width="0.436cm" svg:height="1.849cm" svg:x="2.209cm" svg:y="0.1cm" svg:viewBox="0 0 437 1850" draw:points="397,0 402,6 406,12 410,19 414,26 418,33 421,40 424,47 427,55 429,63 431,71 432,79 434,87 435,95 437,103 437,107 437,112 437,116 437,120 437,1428 437,1438 437,1449 435,1459 435,1470 433,1480 431,1490 428,1500 426,1510 422,1520 418,1530 413,1541 407,1551 400,1562 394,1573 386,1584 377,1595 367,1607 356,1618 345,1631 332,1644 318,1657 303,1671 287,1684 270,1699 251,1714 232,1730 210,1746 188,1763 163,1781 139,1799 111,1818 83,1838 0,1850 36,272">
            <text:p/>
          </draw:polygon>
          <draw:polygon draw:style-name="gr3" draw:layer="layout" svg:width="0.065cm" svg:height="0.129cm" svg:x="2.594cm" svg:y="0.091cm" svg:viewBox="0 0 66 130" draw:points="66,130 66,125 66,121 65,117 65,112 64,103 63,94 60,85 59,77 57,69 54,60 51,52 48,44 45,36 41,29 37,21 33,14 28,7 23,0 0,17 4,23 8,29 12,36 15,42 18,49 22,55 24,63 27,69 29,76 31,84 33,91 34,98 35,106 36,114 36,118 37,122 37,126 37,130">
            <text:p/>
          </draw:polygon>
          <draw:polygon draw:style-name="gr3" draw:layer="layout" svg:width="0.028cm" svg:height="1.307cm" svg:x="2.631cm" svg:y="0.22cm" svg:viewBox="0 0 29 1308" draw:points="29,1308 29,0 0,0 0,1308">
            <text:p/>
          </draw:polygon>
          <draw:polygon draw:style-name="gr3" draw:layer="layout" svg:width="0.375cm" svg:height="0.421cm" svg:x="2.284cm" svg:y="1.528cm" svg:viewBox="0 0 376 422" draw:points="16,422 44,402 72,382 97,365 121,347 144,329 165,313 175,305 185,297 194,290 203,282 212,275 221,268 230,260 237,253 245,246 252,239 260,232 267,226 273,219 279,213 286,206 291,200 297,194 303,188 308,182 313,175 318,170 322,164 325,158 330,153 334,147 337,141 340,135 344,130 347,124 350,119 352,114 355,108 358,102 360,97 361,91 363,86 365,81 367,75 368,71 369,65 370,59 371,54 372,48 373,43 374,38 374,32 375,27 375,22 376,11 376,0 347,0 347,10 346,20 346,25 345,29 345,35 344,39 344,44 343,49 342,54 341,58 340,63 339,68 338,73 336,77 334,81 333,87 331,91 329,96 327,101 324,106 322,111 319,116 316,121 314,126 309,131 306,136 303,142 299,147 295,153 291,158 286,163 280,169 276,175 270,181 265,187 259,193 253,199 246,205 240,211 233,218 226,225 218,232 211,238 202,246 194,253 185,260 176,268 167,275 158,283 148,290 127,307 104,324 80,341 55,360 28,378 0,398">
            <text:p/>
          </draw:polygon>
          <draw:polygon draw:style-name="gr2" draw:layer="layout" svg:width="0.1cm" svg:height="0.043cm" svg:x="2.195cm" svg:y="1.924cm" svg:viewBox="0 0 101 44" draw:points="0,26 16,41 101,29 96,0 12,12 0,26 0,44 16,41">
            <text:p/>
          </draw:polygon>
          <draw:polygon draw:style-name="gr2" draw:layer="layout" svg:width="0.064cm" svg:height="1.578cm" svg:x="2.195cm" svg:y="0.373cm" svg:viewBox="0 0 65 1579" draw:points="35,0 0,1578 28,1579 65,0">
            <text:p/>
          </draw:polygon>
          <draw:polygon draw:style-name="gr5" draw:layer="layout" svg:width="2.361cm" svg:height="1.72cm" svg:x="0.015cm" svg:y="0.265cm" svg:viewBox="0 0 2362 1721" draw:points="2322,86 2327,92 2331,99 2335,105 2339,113 2343,119 2346,126 2348,134 2352,142 2353,149 2356,157 2357,165 2359,173 2359,181 2361,189 2362,193 2362,197 2362,202 2362,206 2362,1515 2362,1525 2361,1536 2359,1546 2357,1556 2355,1565 2352,1575 2349,1585 2345,1594 2341,1604 2337,1613 2331,1621 2326,1630 2321,1638 2314,1646 2308,1653 2301,1660 2294,1668 2287,1674 2279,1680 2270,1685 2262,1691 2253,1696 2245,1700 2235,1704 2226,1708 2216,1712 2207,1714 2197,1716 2186,1719 2176,1720 2166,1721 2156,1721 205,1721 195,1721 184,1720 174,1719 164,1716 154,1714 145,1712 134,1708 126,1704 116,1700 107,1696 99,1691 90,1685 82,1680 74,1674 67,1668 60,1660 53,1653 46,1646 40,1638 35,1630 29,1621 24,1613 20,1604 16,1594 12,1585 9,1575 6,1565 4,1556 1,1546 0,1536 0,1525 0,1515 0,206 0,195 0,185 1,174 4,165 6,154 9,144 12,135 16,125 20,116 24,108 29,99 35,91 40,82 46,74 53,67 60,60 67,53 74,46 82,40 90,34 99,30 107,25 116,20 126,16 134,12 145,8 154,6 164,3 174,2 184,0 195,0 205,0 2156,0 2162,0 2167,0 2174,0 2181,1 2187,2 2193,3 2200,4 2205,5 2210,7 2217,9 2223,11 2229,13 2235,15 2240,17 2245,20 2251,23 2256,26 2261,29 2266,32 2271,35 2276,39 2281,43 2286,46 2291,50 2295,54 2299,58 2304,62 2308,67 2312,71 2315,76 2319,81">
            <text:p/>
          </draw:polygon>
          <draw:polygon draw:style-name="gr3" draw:layer="layout" svg:width="0.065cm" svg:height="0.129cm" svg:x="2.326cm" svg:y="0.343cm" svg:viewBox="0 0 66 130" draw:points="66,130 66,125 66,121 65,116 65,112 64,103 62,93 61,86 59,76 56,68 54,60 52,52 48,43 45,36 41,29 37,21 32,14 28,7 23,0 0,17 3,22 8,29 12,36 15,42 18,48 21,55 24,61 27,69 28,76 31,84 32,91 34,99 35,106 36,114 36,117 36,121 36,126 37,130">
            <text:p/>
          </draw:polygon>
          <draw:polygon draw:style-name="gr3" draw:layer="layout" svg:width="0.028cm" svg:height="1.308cm" svg:x="2.362cm" svg:y="0.472cm" svg:viewBox="0 0 29 1309" draw:points="29,1309 29,0 0,0 0,1309">
            <text:p/>
          </draw:polygon>
          <draw:polygon draw:style-name="gr3" draw:layer="layout" svg:width="0.22cm" svg:height="0.22cm" svg:x="2.17cm" svg:y="1.78cm" svg:viewBox="0 0 221 221" draw:points="0,221 4,221 10,221 16,220 21,220 27,219 33,218 38,217 44,216 49,214 54,213 60,212 65,210 69,209 75,207 80,205 85,203 90,201 95,198 99,196 105,193 109,191 114,189 119,185 123,183 128,180 132,176 135,173 140,170 144,167 148,163 152,159 155,155 159,152 162,148 167,144 170,140 173,135 176,131 180,128 182,122 185,119 188,113 191,110 193,105 196,100 198,95 201,90 202,85 205,80 207,75 209,70 211,65 212,60 213,54 215,49 216,43 217,39 218,33 219,27 219,21 220,16 220,11 221,5 221,0 192,0 191,4 191,9 191,14 190,19 190,24 189,29 189,34 188,38 187,43 185,48 185,52 183,56 181,61 180,65 178,70 176,75 175,79 172,83 171,86 168,91 166,95 164,99 161,103 158,107 156,110 153,115 150,118 148,122 145,125 141,128 138,132 135,135 132,139 128,141 125,144 122,148 117,150 114,154 110,156 107,159 103,162 99,164 95,167 90,168 87,171 83,172 79,174 74,176 69,178 65,180 61,181 56,183 52,185 47,185 43,187 38,188 33,189 29,189 24,190 19,191 14,191 9,191 4,192 0,192">
            <text:p/>
          </draw:polygon>
          <draw:polygon draw:style-name="gr3" draw:layer="layout" svg:width="1.95cm" svg:height="0.028cm" svg:x="0.22cm" svg:y="1.972cm" svg:viewBox="0 0 1951 29" draw:points="0,29 1951,29 1951,0 0,0">
            <text:p/>
          </draw:polygon>
          <draw:polygon draw:style-name="gr3" draw:layer="layout" svg:width="0.22cm" svg:height="0.22cm" svg:x="0cm" svg:y="1.78cm" svg:viewBox="0 0 221 221" draw:points="0,0 0,5 0,11 0,16 0,21 1,27 2,33 3,39 4,43 5,49 7,54 8,60 9,65 11,70 14,75 15,80 17,85 19,90 22,95 24,100 26,105 29,110 31,113 34,119 37,122 40,128 44,131 47,135 50,140 54,144 58,148 61,152 65,155 68,159 72,163 76,167 80,170 84,173 88,176 93,180 98,183 102,185 106,189 111,191 115,193 120,196 125,198 130,201 135,203 140,205 145,207 149,209 155,210 160,212 165,213 171,214 176,216 181,217 187,218 193,219 198,220 204,220 209,221 215,221 221,221 221,192 216,192 211,191 206,191 201,191 196,190 191,189 186,189 182,188 177,187 172,185 168,185 164,183 159,181 155,180 151,178 146,176 141,174 137,172 133,171 129,168 125,167 121,164 117,162 113,159 110,156 105,154 103,150 98,148 95,144 91,141 88,139 84,135 81,132 78,128 75,125 72,122 69,118 67,115 64,110 61,107 58,103 56,99 54,95 52,91 49,86 47,83 45,79 44,75 42,70 39,65 39,61 37,56 35,52 34,48 33,43 32,38 31,33 31,29 30,24 29,19 29,14 29,9 28,4 28,0">
            <text:p/>
          </draw:polygon>
          <draw:polygon draw:style-name="gr3" draw:layer="layout" svg:width="0.029cm" svg:height="1.308cm" svg:x="0cm" svg:y="0.472cm" svg:viewBox="0 0 30 1309" draw:points="0,0 0,1309 30,1309 30,0">
            <text:p/>
          </draw:polygon>
          <draw:polygon draw:style-name="gr3" draw:layer="layout" svg:width="0.22cm" svg:height="0.221cm" svg:x="0cm" svg:y="0.251cm" svg:viewBox="0 0 221 222" draw:points="221,0 215,0 209,0 204,0 198,1 193,2 187,3 181,4 176,4 171,5 165,7 160,8 155,10 149,12 145,13 140,15 135,17 130,19 125,21 120,24 115,26 111,29 106,32 102,34 98,38 93,41 88,43 84,47 80,50 76,54 72,57 68,61 65,65 61,69 58,72 54,76 50,80 47,85 44,88 40,93 37,97 34,101 31,106 29,111 26,115 24,120 22,125 19,130 17,135 15,140 14,145 11,151 9,155 8,160 7,166 5,172 4,177 3,182 2,187 1,193 0,198 0,204 0,210 0,216 0,222 28,222 28,217 29,211 29,207 29,202 30,197 31,192 31,187 32,182 33,178 34,173 35,168 37,164 39,160 39,155 42,151 44,146 45,142 47,137 49,133 52,129 54,125 56,121 58,117 61,114 64,110 67,106 69,102 72,99 75,95 78,92 81,88 84,85 88,82 91,79 95,75 98,72 103,70 105,67 110,64 113,61 117,59 121,56 125,54 129,52 133,49 137,48 141,46 146,43 151,42 155,40 159,39 164,37 168,36 172,34 177,34 182,32 186,31 191,31 196,31 201,30 206,29 211,29 216,29 221,29">
            <text:p/>
          </draw:polygon>
          <draw:polygon draw:style-name="gr3" draw:layer="layout" svg:width="1.95cm" svg:height="0.029cm" svg:x="0.22cm" svg:y="0.251cm" svg:viewBox="0 0 1951 30" draw:points="1951,0 0,0 0,30 1951,30">
            <text:p/>
          </draw:polygon>
          <draw:polygon draw:style-name="gr3" draw:layer="layout" svg:width="0.179cm" svg:height="0.109cm" svg:x="2.17cm" svg:y="0.251cm" svg:viewBox="0 0 180 110" draw:points="180,92 176,87 172,82 168,77 163,72 159,67 154,63 149,58 144,54 140,50 134,46 130,42 124,39 119,35 114,31 107,28 102,25 96,22 90,19 85,16 78,14 71,12 66,10 59,8 53,6 46,5 40,4 33,3 26,1 20,0 13,0 6,0 0,0 0,29 5,29 11,29 17,30 23,30 29,31 35,32 40,33 46,35 52,36 57,38 63,40 68,41 73,44 78,45 84,48 89,50 94,54 99,56 104,59 109,63 113,66 118,69 122,72 125,76 130,80 134,84 138,88 142,92 145,96 149,100 153,105 156,110">
            <text:p/>
          </draw:polygon>
          <draw:polygon draw:style-name="gr6" draw:layer="layout" svg:width="0.18cm" svg:height="0.725cm" svg:x="1.383cm" svg:y="0.787cm" svg:viewBox="0 0 181 726" draw:points="0,598 3,593 8,588 13,582 18,576 21,570 26,564 29,557 32,551 37,544 39,537 42,531 45,523 48,516 50,509 53,501 54,494 57,486 58,478 60,471 62,462 63,454 64,446 65,438 67,430 68,421 68,413 69,404 69,396 70,388 70,379 70,371 70,362 70,354 70,346 70,337 69,329 69,320 68,311 68,304 67,295 65,286 64,278 63,270 62,263 60,254 58,246 57,239 54,231 53,223 50,215 48,208 45,201 42,194 39,187 37,180 32,174 29,167 26,161 21,154 18,149 13,143 8,137 3,132 0,127 70,0 77,9 83,17 90,27 95,35 102,44 108,54 113,64 119,74 125,84 130,95 135,106 140,116 144,127 149,138 153,150 157,161 160,172 163,184 167,196 170,208 172,220 174,232 176,245 177,257 179,270 180,283 180,296 181,309 180,322 179,335 178,349 176,362 176,376 176,390 176,403 175,416 174,429 173,442 172,455 170,467 168,480 167,492 164,505 162,517 159,529 157,541 153,553 150,564 147,575 143,587 139,598 135,609 131,619 126,630 122,640 117,650 112,660 106,671 101,680 95,690 90,698 83,707 77,716 70,726">
            <text:p/>
          </draw:polygon>
          <draw:polygon draw:style-name="gr6" draw:layer="layout" svg:width="0.176cm" svg:height="0.906cm" svg:x="1.789cm" svg:y="0.714cm" svg:viewBox="0 0 177 907" draw:points="0,762 4,755 9,748 13,740 18,733 22,725 25,718 29,709 33,700 36,692 39,683 43,675 45,666 48,656 51,647 52,637 55,628 57,618 59,608 61,598 62,587 63,578 65,567 66,555 67,545 68,534 68,523 68,512 70,500 70,489 70,477 70,465 70,454 70,443 70,432 70,423 70,412 68,401 68,391 68,380 67,370 66,359 65,348 63,338 62,327 61,317 59,306 57,296 55,286 52,275 51,265 48,256 45,246 43,236 39,227 36,217 33,208 29,199 25,191 22,182 18,175 13,167 9,160 4,152 0,145 70,0 77,12 84,24 89,37 95,50 101,62 106,75 112,88 117,102 122,114 127,129 131,142 135,156 139,170 143,184 147,199 151,213 153,227 156,242 159,257 162,272 164,287 166,301 168,317 170,332 172,347 173,362 174,377 175,392 176,407 177,423 177,438 177,454 177,468 177,484 176,499 175,515 174,529 173,545 172,560 170,575 168,591 166,605 164,621 162,635 159,650 156,664 153,679 151,694 147,708 143,722 139,736 135,751 131,764 127,778 122,792 117,806 112,819 106,831 101,844 95,858 89,870 84,883 77,894 70,907">
            <text:p/>
          </draw:polygon>
          <draw:polygon draw:style-name="gr6" draw:layer="layout" svg:width="0.176cm" svg:height="0.725cm" svg:x="0.784cm" svg:y="0.787cm" svg:viewBox="0 0 177 726" draw:points="177,598 173,593 170,588 167,582 164,576 160,570 157,564 154,557 151,551 147,544 145,537 142,531 139,523 136,516 133,509 131,501 128,494 125,486 123,478 121,471 119,462 117,454 115,446 113,438 112,430 110,421 110,413 108,404 107,396 107,388 106,379 106,371 106,362 106,354 106,346 107,337 107,329 108,320 110,311 110,304 112,295 113,286 115,278 117,270 119,263 121,254 123,246 125,239 128,231 131,223 133,215 136,208 139,201 142,194 145,187 147,180 151,174 154,167 157,161 160,154 164,149 167,143 170,137 173,132 177,127 106,0 99,9 93,17 87,27 81,35 75,44 70,54 65,64 59,74 54,84 50,95 45,106 41,116 37,127 33,138 29,150 26,161 23,172 20,184 17,196 14,208 12,220 10,232 8,245 6,257 4,270 4,283 2,296 1,309 0,322 0,335 0,349 0,362 0,376 0,390 0,403 1,416 2,429 4,442 4,455 6,467 8,480 10,492 12,505 14,517 17,529 20,541 23,553 26,564 29,575 33,587 37,598 41,609 45,619 50,630 54,640 59,650 65,660 70,671 75,680 81,690 87,698 93,707 99,716 106,726">
            <text:p/>
          </draw:polygon>
          <draw:polygon draw:style-name="gr6" draw:layer="layout" svg:width="0.176cm" svg:height="0.906cm" svg:x="0.431cm" svg:y="0.714cm" svg:viewBox="0 0 177 907" draw:points="177,762 173,755 170,748 167,740 163,733 160,725 157,718 153,709 151,700 148,692 144,683 141,675 139,666 136,656 133,647 131,637 128,628 125,618 123,608 121,598 119,587 116,578 115,567 113,555 112,545 110,534 109,523 108,512 108,500 107,489 106,477 106,465 106,454 106,443 106,432 107,423 108,412 108,401 109,391 110,380 112,370 113,359 115,348 116,338 119,327 121,317 123,306 125,296 128,286 131,275 133,265 136,256 139,246 141,236 144,227 148,217 151,208 153,199 157,191 160,182 163,175 167,167 170,160 173,152 177,145 106,0 99,12 93,24 86,37 80,50 75,62 69,75 64,88 59,102 54,114 49,129 45,142 40,156 36,170 33,184 29,199 26,213 23,227 19,242 17,257 15,272 12,287 10,301 8,317 6,332 5,347 3,362 2,377 1,392 0,407 0,423 0,438 0,454 0,468 0,484 0,499 1,515 2,529 3,545 5,560 6,575 8,591 10,605 12,621 15,635 17,650 19,664 23,679 26,694 29,708 33,722 36,736 40,751 45,764 49,778 54,792 59,806 64,819 69,831 75,844 80,858 86,870 93,883 99,894 106,907">
            <text:p/>
          </draw:polygon>
          <draw:polygon draw:style-name="gr7" draw:layer="layout" svg:width="0.058cm" svg:height="0.544cm" svg:x="1.136cm" svg:y="1.203cm" svg:viewBox="0 0 59 545" draw:points="59,545 59,0 0,0 0,545">
            <text:p/>
          </draw:polygon>
          <draw:polygon draw:style-name="gr6" draw:layer="layout" svg:width="0.138cm" svg:height="0.139cm" svg:x="1.09cm" svg:y="1.08cm" svg:viewBox="0 0 139 140" draw:points="139,69 139,73 139,76 138,81 138,84 137,87 135,91 134,94 133,97 132,100 130,103 129,106 127,109 124,112 123,114 120,117 118,119 115,122 113,124 111,126 109,128 106,130 102,132 100,133 97,134 94,136 90,137 87,137 84,138 81,139 76,140 73,140 70,140 66,140 62,140 59,139 55,138 52,137 49,137 45,136 42,134 40,133 36,132 33,130 31,128 27,126 25,124 22,122 20,119 17,117 16,114 13,112 12,109 9,106 7,103 6,100 5,97 4,94 3,91 2,87 1,84 0,81 0,76 0,73 0,69 0,66 0,63 0,59 1,55 2,52 3,49 4,45 5,42 6,39 7,36 9,33 12,31 13,27 16,25 17,22 20,20 22,17 25,15 27,13 31,12 33,9 36,7 40,6 42,5 45,4 49,3 52,1 55,1 59,0 62,0 66,0 70,0 73,0 76,0 81,0 84,1 87,1 90,3 94,4 97,5 100,6 102,7 106,9 109,12 111,13 113,15 115,17 118,20 120,22 123,25 124,27 127,31 129,33 130,36 132,39 133,42 134,45 135,49 137,52 138,55 138,59 139,63 139,66">
            <text:p/>
          </draw:polygon>
          <draw:polygon draw:style-name="gr8" draw:layer="layout" svg:width="0.18cm" svg:height="0.725cm" svg:x="1.359cm" svg:y="0.764cm" svg:viewBox="0 0 181 726" draw:points="0,598 5,593 10,587 14,582 19,577 23,570 26,564 30,557 33,551 37,544 40,537 43,531 46,523 49,516 51,508 53,501 55,494 57,486 59,478 61,470 62,462 63,454 65,446 66,438 68,429 68,422 69,413 69,404 70,396 70,388 71,379 71,371 71,362 71,354 71,345 70,337 70,329 69,320 69,312 68,303 68,295 66,286 65,278 63,270 62,262 61,255 59,246 57,238 55,231 53,223 51,215 49,208 46,201 43,194 40,187 37,180 33,174 30,167 26,161 23,154 19,149 14,143 10,137 5,131 0,127 71,0 77,8 84,16 91,25 96,35 103,44 108,54 114,64 120,75 125,84 131,95 136,106 140,116 145,127 149,138 153,149 157,161 161,172 164,184 167,196 170,208 172,220 175,232 176,244 178,257 179,270 181,283 181,296 181,309 181,322 179,335 179,349 177,362 177,376 177,389 176,403 176,416 175,429 174,442 172,455 170,467 169,480 167,492 165,505 162,517 160,529 157,541 154,553 151,564 147,576 143,587 140,598 136,609 132,620 127,630 122,641 117,650 112,660 107,670 102,679 96,690 89,699 84,708 77,717 71,726">
            <text:p/>
          </draw:polygon>
          <draw:polygon draw:style-name="gr8" draw:layer="layout" svg:width="0.177cm" svg:height="0.906cm" svg:x="1.765cm" svg:y="0.692cm" svg:viewBox="0 0 178 907" draw:points="0,762 4,755 9,747 14,740 18,733 23,725 26,717 30,709 33,700 37,692 40,683 43,674 46,665 48,656 50,647 53,638 55,628 57,618 59,608 61,597 63,587 63,577 65,566 66,555 68,545 68,534 69,523 69,511 70,500 70,488 71,477 71,465 71,453 71,443 71,432 70,423 70,412 69,401 69,391 68,380 68,369 66,359 65,348 63,338 63,327 61,316 59,306 57,295 55,286 53,275 50,265 48,255 46,246 43,236 40,227 37,217 33,208 30,199 26,191 23,182 18,175 14,167 9,159 4,152 0,144 71,0 78,11 84,24 90,36 96,48 101,61 107,74 113,87 118,101 123,114 128,128 132,142 136,156 140,169 144,184 147,198 151,213 154,227 157,241 160,256 163,272 164,286 167,301 169,316 171,331 172,347 173,361 175,377 176,391 177,407 177,423 178,438 178,453 178,468 177,483 177,499 176,515 175,529 173,545 172,560 171,575 169,590 167,605 164,620 163,635 160,649 157,664 154,679 151,694 147,708 144,722 140,736 136,750 132,764 128,778 123,791 118,806 113,818 107,831 101,845 96,858 90,870 84,883 78,894 71,907">
            <text:p/>
          </draw:polygon>
          <draw:polygon draw:style-name="gr8" draw:layer="layout" svg:width="0.177cm" svg:height="0.725cm" svg:x="0.76cm" svg:y="0.764cm" svg:viewBox="0 0 178 726" draw:points="178,598 174,593 171,587 168,582 164,577 161,570 158,564 154,557 151,551 148,544 146,537 142,531 140,523 137,516 134,508 132,501 128,494 126,486 124,478 122,470 119,462 118,454 116,446 114,438 113,429 111,422 110,413 109,404 108,396 107,388 107,379 107,371 106,362 107,354 107,345 107,337 108,329 109,320 110,312 111,303 113,295 114,286 116,278 118,270 119,262 122,255 124,246 126,238 128,231 132,223 134,215 137,208 140,201 142,194 146,187 148,180 151,174 154,167 158,161 161,154 164,149 168,143 171,137 174,131 178,127 106,0 100,8 94,16 87,25 82,35 76,44 70,54 65,64 59,75 54,84 50,95 46,106 41,116 37,127 33,138 30,149 27,161 24,172 20,184 18,196 14,208 12,220 10,232 8,244 6,257 4,270 4,283 2,296 1,309 0,322 0,335 0,349 0,362 0,376 0,389 0,403 1,416 2,429 4,442 4,455 6,467 8,480 10,492 12,505 14,517 18,529 20,541 24,553 27,564 30,576 33,587 37,598 41,609 46,620 50,630 54,641 59,650 65,660 70,670 76,679 82,690 87,699 94,708 100,717 106,726">
            <text:p/>
          </draw:polygon>
          <draw:polygon draw:style-name="gr8" draw:layer="layout" svg:width="0.176cm" svg:height="0.906cm" svg:x="0.407cm" svg:y="0.692cm" svg:viewBox="0 0 177 907" draw:points="177,762 174,755 170,747 167,740 164,733 160,725 157,717 154,709 151,700 148,692 145,683 142,674 139,665 136,656 133,647 131,638 129,628 126,618 124,608 121,597 120,587 117,577 115,566 114,555 113,545 111,534 110,523 109,511 108,500 108,488 106,477 106,465 106,453 106,443 106,432 108,423 108,412 109,401 110,391 111,380 113,369 114,359 115,348 117,338 120,327 121,316 124,306 126,295 129,286 131,275 133,265 136,255 139,246 142,236 145,227 148,217 151,208 154,199 157,191 160,182 164,175 167,167 170,159 174,152 177,144 106,0 100,11 93,24 87,36 81,48 76,61 70,74 65,87 60,101 55,114 50,128 46,142 41,156 37,169 34,184 30,198 27,213 23,227 20,241 18,256 15,272 13,286 10,301 9,316 6,331 5,347 4,361 3,377 2,391 1,407 0,423 0,438 0,453 0,468 0,483 1,499 2,515 3,529 4,545 5,560 6,575 9,590 10,605 13,620 15,635 18,649 20,664 23,679 27,694 30,708 34,722 37,736 41,750 46,764 50,778 55,791 60,806 65,818 70,831 76,845 81,858 87,870 93,883 100,894 106,907">
            <text:p/>
          </draw:polygon>
          <draw:polygon draw:style-name="gr8" draw:layer="layout" svg:width="0.057cm" svg:height="0.543cm" svg:x="1.113cm" svg:y="1.181cm" svg:viewBox="0 0 58 544" draw:points="58,544 58,0 0,0 0,544">
            <text:p/>
          </draw:polygon>
          <draw:polygon draw:style-name="gr8" draw:layer="layout" svg:width="0.138cm" svg:height="0.139cm" svg:x="1.067cm" svg:y="1.057cm" svg:viewBox="0 0 139 140" draw:points="139,69 139,73 139,77 137,80 137,84 136,87 135,90 135,93 134,97 133,99 131,102 129,106 127,108 125,112 124,114 121,117 119,119 116,122 114,124 111,126 108,127 106,129 102,131 100,133 97,133 94,135 90,136 87,137 83,138 80,139 76,140 73,140 70,140 65,140 62,140 58,139 55,138 52,137 49,136 45,135 42,133 39,133 36,131 33,129 31,127 27,126 25,124 22,122 20,119 17,117 16,114 13,112 11,108 9,106 8,102 6,99 5,97 4,93 3,90 2,87 1,84 0,80 0,77 0,73 0,69 0,66 0,63 0,58 1,55 2,52 3,48 4,45 5,42 6,39 8,36 9,33 11,30 13,28 16,25 17,23 20,20 22,18 25,15 27,14 31,11 33,9 36,8 39,6 42,5 45,4 49,3 52,1 55,0 58,0 62,0 65,0 70,0 73,0 76,0 80,0 83,0 87,1 90,3 94,4 97,5 100,6 102,8 106,9 108,11 111,14 114,15 116,18 119,20 121,23 124,25 125,28 127,30 129,33 131,36 133,39 134,42 135,45 135,48 136,52 137,55 137,58 139,63 139,66">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Wireless Transport</dc:title>
    <meta:creation-date>2011-02-07T16:47:16</meta:creation-date>
    <meta:editing-duration>P0D</meta:editing-duration>
    <meta:editing-cycles>1</meta:editing-cycles>
    <meta:document-statistic meta:object-count="36"/>
    <meta:generator>OpenOffice.org/3.3$Linux OpenOffice.org_project/330m20$Build-9567</meta:generator>
  </office:meta>
</office:document-meta>
</file>